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officeooo:rsid="001fc158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fc158" fo:background-color="#ffff00" loext:char-shading-value="0"/>
    </style:style>
    <style:style style:name="T4" style:family="text">
      <style:text-properties officeooo:rsid="001fc158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08e01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st.github.com/hum4n0id/cda96fb07a34300cdb2c0e314c14df0a" text:style-name="Internet_20_link" text:visited-style-name="Visited_20_Internet_20_Link">https://gist.github.com/hum4n0id/cda96fb07a34300cdb2c0e314c14df0a</text:a></text:p>
      <text:p text:style-name="P1"/>
      <text:p text:style-name="P1"><text:a xlink:type="simple" xlink:href="https://rus-linux.net/MyLDP/BOOKS/gstreamer/19-dataaccess.html" text:style-name="Internet_20_link" text:visited-style-name="Visited_20_Internet_20_Link">https://rus-linux.net/MyLDP/BOOKS/gstreamer/19-dataaccess.html</text:a> <text:s text:c="11"/><text:span text:style-name="T4">Книга</text:span></text:p>
      <text:p text:style-name="P1"/>
      <text:p text:style-name="P1"><text:a xlink:type="simple" xlink:href="https://gstreamer.freedesktop.org/documentation/tutorials/basic/hello-world.html?gi-language=c" text:style-name="Internet_20_link" text:visited-style-name="Visited_20_Internet_20_Link"><text:span text:style-name="T5">https://gstreamer.freedesktop.org/documentation/tutorials/basic/hello-world.html?gi-language=c</text:span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5-07-08T17:51:12.060360665</dc:date>
    <meta:editing-duration>PT1H5M46S</meta:editing-duration>
    <meta:editing-cycles>12</meta:editing-cycles>
    <meta:document-statistic meta:table-count="0" meta:image-count="0" meta:object-count="0" meta:page-count="1" meta:paragraph-count="3" meta:word-count="4" meta:character-count="238" meta:non-whitespace-character-count="226"/>
  </office:meta>
</office:document-meta>
</file>